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cc69" officeooo:paragraph-rsid="0017cc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7T15:19:25.239058900</meta:creation-date>
    <dc:date>2026-01-07T15:19:38.526745600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25.8.3.2$Windows_X86_64 LibreOffice_project/8ca8d55c161d602844f5428fa4b58097424e324e</meta:generator>
  </office:meta>
</office:document-meta>
</file>